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2pt" style:font-size-asian="12pt" style:font-size-complex="12pt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T4" style:parent-style-name="Policepardéfaut" style:family="text">
      <style:text-properties style:font-name="Wingdings" style:font-name-asian="Wingdings" style:font-name-complex="Wingdings"/>
    </style:style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Paragraphedeliste" style:list-style-name="LFO1" style:family="paragraph"/>
    <style:style style:name="P10" style:parent-style-name="Paragraphedeliste" style:list-style-name="LFO1" style:family="paragraph"/>
    <style:style style:name="T11" style:parent-style-name="Policepardéfaut" style:family="text">
      <style:text-properties style:font-name="Wingdings" style:font-name-asian="Wingdings" style:font-name-complex="Wingdings"/>
    </style:style>
  </office:automatic-styles>
  <office:body>
    <office:text text:use-soft-page-breaks="true">
      <text:p text:style-name="P1">Propagation feu de forêt</text:p>
      <text:p text:style-name="Normal">Paramètres :</text:p>
      <text:list text:style-name="LFO1" text:continue-numbering="true">
        <text:list-item>
          <text:p text:style-name="P2">Vent (force)</text:p>
        </text:list-item>
        <text:list-item>
          <text:p text:style-name="P3">Humidité de l’air (pourcentage)<text:s/><text:span text:style-name="T4"></text:span><text:s/>évapotranspiration (évaporation + transpiration + ruissellement)</text:p>
        </text:list-item>
        <text:list-item>
          <text:p text:style-name="P5"><text:s/>Pluie (oui non)</text:p>
        </text:list-item>
        <text:list-item>
          <text:p text:style-name="P6">Obstacles :</text:p>
        </text:list-item>
      </text:list>
      <text:p text:style-name="Paragraphedeliste">Cours d’eau : nombre + largeur (si largeur &lt; ..cases <text:s/>le feu passe quand même)</text:p>
      <text:list text:style-name="LFO1" text:continue-numbering="true">
        <text:list-item>
          <text:p text:style-name="P7">Clairière (nombre)</text:p>
        </text:list-item>
        <text:list-item>
          <text:p text:style-name="P8">Densité des arbres (pourcentage)</text:p>
        </text:list-item>
      </text:list>
      <text:p text:style-name="Normal"/>
      <text:p text:style-name="Normal">Idées :<text:s/></text:p>
      <text:list text:style-name="LFO1" text:continue-numbering="true">
        <text:list-item>
          <text:p text:style-name="P9">Mettre<text:s/>un village qu’on a pour but de sauver, en réglant les paramètres.</text:p>
        </text:list-item>
      </text:list>
      <text:p text:style-name="Normal">Gens qui sortent du village pour éteindre le feu (s’ils<text:s/>sortent trop longtemps ils meurent).<text:s text:c="2"/>C’est possible de mettre<text:s/>2 agents.</text:p>
      <text:list text:style-name="LFO1" text:continue-numbering="true">
        <text:list-item>
          <text:p text:style-name="P10">Optimal largeur pistes coupe-feu dans une pinède ? limiter les propagations de feu mais optimiser le nombre d’arbres planté<text:s/><text:span text:style-name="T11"></text:span><text:s/>donne un chiffrage, mesure objective +facil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uriane Villette</meta:initial-creator>
    <dc:creator>Lauriane Villette</dc:creator>
    <meta:creation-date>2020-11-09T15:54:00Z</meta:creation-date>
    <dc:date>2020-11-09T16:19:00Z</dc:date>
    <meta:template xlink:href="Normal" xlink:type="simple"/>
    <meta:editing-cycles>3</meta:editing-cycles>
    <meta:editing-duration>PT1500S</meta:editing-duration>
    <meta:document-statistic meta:page-count="1" meta:paragraph-count="1" meta:word-count="106" meta:character-count="692" meta:row-count="4" meta:non-whitespace-character-count="587"/>
  </office:meta>
</office:document-meta>
</file>